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2000002556E35A4D3E4E06A94.png" manifest:media-type="image/png"/>
  <manifest:file-entry manifest:full-path="Pictures/100002010000012E0000023F6D26DA981752C6E3.png" manifest:media-type="image/png"/>
  <manifest:file-entry manifest:full-path="Pictures/10000201000000810000009B592DF405760770CE.png" manifest:media-type="image/png"/>
  <manifest:file-entry manifest:full-path="Pictures/100002010000008800000088C6E73F296FD83DC2.png" manifest:media-type="image/png"/>
  <manifest:file-entry manifest:full-path="Pictures/10000201000003FD00000309C8724C99C56167DC.png" manifest:media-type="image/png"/>
  <manifest:file-entry manifest:full-path="Pictures/10000201000002F40000023F379329443453E277.png" manifest:media-type="image/png"/>
  <manifest:file-entry manifest:full-path="Pictures/10000201000003200000025ADDAA296B6065B28B.png" manifest:media-type="image/png"/>
  <manifest:file-entry manifest:full-path="Pictures/10000201000000960000012788D0126C77FE1D3E.png" manifest:media-type="image/png"/>
  <manifest:file-entry manifest:full-path="Pictures/10000201000001270000023FCF0B8013190ABA73.png" manifest:media-type="image/png"/>
  <manifest:file-entry manifest:full-path="Pictures/10000201000001EE000001691DD07F2609553306.png" manifest:media-type="image/png"/>
  <manifest:file-entry manifest:full-path="Pictures/1000020100000297000001E65EC4291D2BD3D046.png" manifest:media-type="image/png"/>
  <manifest:file-entry manifest:full-path="Pictures/100002010000012E0000023F9BC0C4E1B0E8EBB1.png" manifest:media-type="image/png"/>
  <manifest:file-entry manifest:full-path="Pictures/100002010000012E0000023F22A7C4777BF6BFA6.png" manifest:media-type="image/png"/>
  <manifest:file-entry manifest:full-path="Pictures/1000020100000200000002006894D76F9ADC4644.png" manifest:media-type="image/png"/>
  <manifest:file-entry manifest:full-path="Pictures/100002010000016B00000182CCCBC0B2A8CFDD37.png" manifest:media-type="image/png"/>
  <manifest:file-entry manifest:full-path="Pictures/10000201000001190000012B1C5A54D7183582D9.png" manifest:media-type="image/png"/>
  <manifest:file-entry manifest:full-path="Pictures/100002010000013200000255D2F645CFE9D119BF.png" manifest:media-type="image/png"/>
  <manifest:file-entry manifest:full-path="Pictures/10000201000001190000012BAAC0931310AE64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Unslanted" svg:font-family="'Latin Modern Roman Unslant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color="#ffffff" draw:opacity="100%" draw:textarea-horizontal-align="justify" draw:textarea-vertical-align="middle" draw:auto-grow-height="false" fo:min-height="20.05cm" fo:min-width="25.15cm"/>
    </style:style>
    <style:style style:name="gr2" style:family="graphic" style:parent-style-name="Object_20_with_20_no_20_fill_20_and_20_no_20_line">
      <style:graphic-properties draw:stroke="none" svg:stroke-opacity="90%" draw:fill="none" draw:opacity="74%" draw:textarea-vertical-align="middle" draw:color-mode="standard" draw:luminance="0%" draw:contrast="0%" draw:gamma="100%" draw:red="0%" draw:green="0%" draw:blue="0%" fo:clip="rect(0cm, 0cm, 11.305cm, 0cm)" draw:image-opacity="24%" style:mirror="none"/>
    </style:style>
    <style:style style:name="gr3" style:family="graphic" style:parent-style-name="standard">
      <style:graphic-properties draw:stroke="none" draw:textarea-horizontal-align="justify" draw:textarea-vertical-align="middle" draw:auto-grow-height="false" fo:min-height="20.05cm" fo:min-width="25.15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6.346cm, 0cm)" draw:image-opacity="100%" style:mirror="none"/>
    </style:style>
    <style:style style:name="gr5" style:family="graphic" style:parent-style-name="standard">
      <style:graphic-properties svg:stroke-width="0.081cm" svg:stroke-color="#000000" draw:marker-start-width="0.322cm" draw:marker-end-width="0.322cm" draw:fill="none" draw:opacity="100%" draw:textarea-horizontal-align="justify" draw:textarea-vertical-align="middle" draw:auto-grow-height="false" fo:min-height="19.968cm" fo:min-width="25.108cm" fo:padding-top="0.166cm" fo:padding-bottom="0.166cm" fo:padding-left="0.291cm" fo:padding-right="0.291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31cm, 0.601cm, 9.2cm, 0.798cm)" draw:image-opacity="100%" style:mirror="none"/>
    </style:style>
    <style:style style:name="gr7" style:family="graphic" style:parent-style-name="Object_20_with_20_no_20_fill_20_and_20_no_20_line">
      <style:graphic-properties draw:stroke="none" svg:stroke-opacity="90%" draw:fill="none" draw:opacity="74%" draw:textarea-vertical-align="middle" draw:color-mode="standard" draw:luminance="0%" draw:contrast="0%" draw:gamma="100%" draw:red="0%" draw:green="0%" draw:blue="0%" fo:clip="rect(0cm, 0cm, 11.305cm, 0cm)" draw:image-opacity="21%"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6.346cm, 0cm)" draw:image-opacity="34%" style:mirror="none"/>
    </style:style>
    <style:style style:name="gr9" style:family="graphic" style:parent-style-name="standard">
      <style:graphic-properties draw:fill-color="#ffffff" draw:opacity="100%" draw:textarea-horizontal-align="justify" draw:textarea-vertical-align="middle" draw:auto-grow-height="false" fo:min-height="18.65cm" fo:min-width="23.3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color="#000000" draw:opacity="100%" draw:textarea-horizontal-align="justify" draw:textarea-vertical-align="middle" draw:auto-grow-height="false" fo:min-height="15.25cm" fo:min-width="7.4cm"/>
    </style:style>
    <style:style style:name="gr12" style:family="graphic" style:parent-style-name="standard">
      <style:graphic-properties draw:fill-color="#000000" draw:opacity="50%" draw:textarea-horizontal-align="justify" draw:textarea-vertical-align="middle" draw:auto-grow-height="false" fo:min-height="11.75cm" fo:min-width="9.7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100%" draw:green="100%" draw:blue="0%" fo:clip="rect(0cm, 0cm, 0cm, 0cm)" draw:image-opacity="100%" style:mirror="none"/>
    </style:style>
    <style:style style:name="gr14" style:family="graphic" style:parent-style-name="standard">
      <style:graphic-properties draw:stroke="none" draw:fill-color="#ffffff" draw:opacity="85%" draw:textarea-horizontal-align="justify" draw:textarea-vertical-align="middle" draw:auto-grow-height="false" fo:min-height="5.272cm" fo:min-width="3.961cm"/>
    </style:style>
    <style:style style:name="gr15" style:family="graphic" style:parent-style-name="standard">
      <style:graphic-properties draw:stroke="none" draw:fill-color="#ffffff" draw:opacity="100%" draw:textarea-horizontal-align="justify" draw:textarea-vertical-align="middle" draw:auto-grow-height="false" fo:min-height="0cm" fo:min-width="0cm"/>
    </style:style>
    <style:style style:name="gr16" style:family="graphic" style:parent-style-name="standard">
      <style:graphic-properties draw:stroke="none" draw:fill-color="#ffffff" draw:opacity="100%" draw:textarea-horizontal-align="justify" draw:textarea-vertical-align="middle" draw:auto-grow-height="false" fo:min-height="0.013cm" fo:min-width="0cm"/>
    </style:style>
    <style:style style:name="gr17" style:family="graphic" style:parent-style-name="standard">
      <style:graphic-properties draw:stroke="none" draw:fill-color="#ffffff" draw:opacity="100%" draw:textarea-horizontal-align="justify" draw:textarea-vertical-align="middle" draw:auto-grow-height="false" fo:min-height="0.421cm" fo:min-width="0cm"/>
    </style:style>
    <style:style style:name="gr18" style:family="graphic" style:parent-style-name="standard">
      <style:graphic-properties draw:stroke="none" draw:fill-color="#ffffff" draw:opacity="100%" draw:textarea-horizontal-align="justify" draw:textarea-vertical-align="middle" draw:auto-grow-height="false" fo:min-height="0.015cm" fo:min-width="0cm"/>
    </style:style>
    <style:style style:name="gr19" style:family="graphic" style:parent-style-name="standard">
      <style:graphic-properties draw:stroke="none" draw:fill-color="#ffffff" draw:opacity="100%" draw:textarea-horizontal-align="justify" draw:textarea-vertical-align="middle" draw:auto-grow-height="false" fo:min-height="0.27cm" fo:min-width="0cm"/>
    </style:style>
    <style:style style:name="gr20" style:family="graphic" style:parent-style-name="standard">
      <style:graphic-properties svg:stroke-color="#000000" draw:fill-color="#ffff99" draw:opacity="50%" draw:textarea-horizontal-align="justify" draw:textarea-vertical-align="middle" draw:auto-grow-height="false" fo:min-height="3.577cm" fo:min-width="7.208cm" fo:wrap-option="no-wrap"/>
    </style:style>
    <style:style style:name="gr21" style:family="graphic" style:parent-style-name="standard">
      <style:graphic-properties draw:stroke="none" draw:fill="none" draw:fill-color="#000000" draw:opacity="100%" draw:textarea-horizontal-align="justify" draw:textarea-vertical-align="middle" draw:auto-grow-height="false" fo:min-height="15.25cm" fo:min-width="7.4cm"/>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1.047cm, 1.98cm, -7.45cm, 2.12cm)" draw:image-opacity="100%" style:mirror="none"/>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1.481cm, -0.678cm, -8.969cm, -0.593cm)" draw:image-opacity="100%" style:mirror="none"/>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747cm, -1.817cm, -11.612cm, -1.665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2.199cm, -2.498cm, -9.396cm, -1.989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1.451cm, 1.089cm, 2.127cm, 0.697cm)" draw:image-opacity="100%" style:mirror="none"/>
    </style:style>
    <style:style style:name="gr27" style:family="graphic" style:parent-style-name="standard">
      <style:graphic-properties draw:fill-color="#6bc6c6" draw:opacity="100%" draw:textarea-horizontal-align="justify" draw:textarea-vertical-align="middle" draw:auto-grow-height="false" fo:min-height="17.75cm" fo:min-width="23.5cm"/>
    </style:style>
    <style:style style:name="gr28" style:family="graphic" style:parent-style-name="standard">
      <style:graphic-properties draw:stroke="none" draw:fill-color="#009933" draw:opacity="100%" draw:textarea-horizontal-align="justify" draw:textarea-vertical-align="middle" draw:auto-grow-height="false" fo:min-height="1.62cm" fo:min-width="2.09cm" fo:wrap-option="no-wrap"/>
    </style:style>
    <style:style style:name="gr29" style:family="graphic" style:parent-style-name="standard">
      <style:graphic-properties draw:stroke="none" draw:fill-color="#009933" draw:opacity="100%" draw:textarea-horizontal-align="justify" draw:textarea-vertical-align="middle" draw:auto-grow-height="false" fo:min-height="1.729cm" fo:min-width="1.595cm" fo:wrap-option="no-wrap"/>
    </style:style>
    <style:style style:name="gr30" style:family="graphic" style:parent-style-name="standard">
      <style:graphic-properties draw:stroke="none" draw:fill-color="#009933" draw:opacity="100%" draw:textarea-horizontal-align="justify" draw:textarea-vertical-align="middle" draw:auto-grow-height="false" fo:min-height="2.025cm" fo:min-width="2.505cm" fo:wrap-option="no-wrap"/>
    </style:style>
    <style:style style:name="gr31" style:family="graphic" style:parent-style-name="standard">
      <style:graphic-properties draw:stroke="none" draw:fill-color="#47b047" draw:opacity="100%" draw:textarea-horizontal-align="justify" draw:textarea-vertical-align="middle" draw:auto-grow-height="false" fo:min-height="2.65cm" fo:min-width="23.5cm"/>
    </style:style>
    <style:style style:name="gr32" style:family="graphic" style:parent-style-name="standard">
      <style:graphic-properties draw:stroke="none" draw:fill-color="#007826" draw:opacity="100%" draw:auto-grow-height="false" fo:min-height="0.593cm" fo:min-width="1.652cm" fo:wrap-option="wrap"/>
    </style:style>
    <style:style style:name="gr33" style:family="graphic" style:parent-style-name="standard">
      <style:graphic-properties draw:stroke="none" draw:fill-color="#007826" draw:opacity="100%" draw:textarea-horizontal-align="justify" draw:textarea-vertical-align="middle" draw:auto-grow-height="false" fo:min-height="1.65cm" fo:min-width="23.5cm"/>
    </style:style>
    <style:style style:name="gr34" style:family="graphic" style:parent-style-name="standard">
      <style:graphic-properties draw:stroke="none" draw:fill-color="#cc3300" draw:opacity="100%" draw:textarea-horizontal-align="justify" draw:textarea-vertical-align="middle" draw:auto-grow-height="false" fo:min-height="0.801cm" fo:min-width="0cm"/>
    </style:style>
    <style:style style:name="gr35" style:family="graphic" style:parent-style-name="standard">
      <style:graphic-properties draw:stroke="none" draw:fill-color="#cc3300" draw:opacity="100%" draw:textarea-horizontal-align="justify" draw:textarea-vertical-align="middle" draw:auto-grow-height="false" fo:min-height="0.128cm" fo:min-width="0cm"/>
    </style:style>
    <style:style style:name="gr36" style:family="graphic" style:parent-style-name="standard">
      <style:graphic-properties draw:stroke="none" draw:fill="solid" draw:fill-color="#cc3300" draw:opacity="100%" draw:textarea-horizontal-align="justify" draw:textarea-vertical-align="middle" draw:auto-grow-height="false" fo:min-height="1.902cm" fo:min-width="0.991cm"/>
    </style:style>
    <style:style style:name="gr37" style:family="graphic" style:parent-style-name="standard">
      <style:graphic-properties draw:stroke="none" draw:fill-color="#ff9900" draw:opacity="50%" draw:textarea-horizontal-align="justify" draw:textarea-vertical-align="middle" draw:auto-grow-height="false" fo:min-height="0.407cm" fo:min-width="0.083cm"/>
    </style:style>
    <style:style style:name="gr38" style:family="graphic" style:parent-style-name="standard">
      <style:graphic-properties draw:stroke="none" draw:fill-color="#cc3300" draw:opacity="100%" draw:textarea-horizontal-align="justify" draw:textarea-vertical-align="middle" draw:auto-grow-height="false" fo:min-height="1.036cm" fo:min-width="0cm"/>
    </style:style>
    <style:style style:name="gr39" style:family="graphic" style:parent-style-name="standard">
      <style:graphic-properties draw:stroke="none" draw:fill-color="#ff9900" draw:opacity="50%" draw:textarea-horizontal-align="justify" draw:textarea-vertical-align="middle" draw:auto-grow-height="false" fo:min-height="0.48cm" fo:min-width="0.301cm"/>
    </style:style>
    <style:style style:name="gr40" style:family="graphic" style:parent-style-name="standard">
      <style:graphic-properties draw:stroke="none" draw:fill-color="#ff9900" draw:opacity="50%" draw:textarea-horizontal-align="justify" draw:textarea-vertical-align="middle" draw:auto-grow-height="false" fo:min-height="0.407cm" fo:min-width="0.085cm"/>
    </style:style>
    <style:style style:name="gr41" style:family="graphic" style:parent-style-name="standard">
      <style:graphic-properties draw:stroke="none" draw:fill-color="#ffffff" draw:opacity="100%" draw:textarea-vertical-align="middle" draw:auto-grow-height="false" fo:min-height="0.242cm" fo:min-width="0cm" fo:wrap-option="wrap"/>
    </style:style>
    <style:style style:name="gr42" style:family="graphic" style:parent-style-name="standard">
      <style:graphic-properties draw:stroke="none" draw:fill-color="#ffffff" draw:opacity="100%" draw:textarea-vertical-align="middle" draw:auto-grow-height="false" fo:min-height="0.075cm" fo:min-width="0cm" fo:wrap-option="wrap"/>
    </style:style>
    <style:style style:name="gr43" style:family="graphic" style:parent-style-name="standard">
      <style:graphic-properties draw:stroke="none" draw:fill-color="#000000" draw:opacity="100%" draw:textarea-vertical-align="middle" draw:auto-grow-height="false" fo:min-height="1.269cm" fo:min-width="0cm" fo:wrap-option="wrap"/>
    </style:style>
    <style:style style:name="gr44" style:family="graphic" style:parent-style-name="standard">
      <style:graphic-properties draw:stroke="none" draw:fill-color="#cc3300" draw:opacity="100%" draw:textarea-horizontal-align="justify" draw:textarea-vertical-align="middle" draw:auto-grow-height="false" fo:min-height="0.262cm" fo:min-width="0cm"/>
    </style:style>
    <style:style style:name="gr45" style:family="graphic" style:parent-style-name="standard">
      <style:graphic-properties draw:stroke="none" draw:fill-color="#cc3300" draw:opacity="100%" draw:textarea-horizontal-align="justify" draw:textarea-vertical-align="middle" draw:auto-grow-height="false" fo:min-height="0.261cm" fo:min-width="0cm"/>
    </style:style>
    <style:style style:name="gr46" style:family="graphic" style:parent-style-name="standard">
      <style:graphic-properties draw:stroke="none" draw:fill-color="#cc3300" draw:opacity="100%" draw:textarea-horizontal-align="justify" draw:textarea-vertical-align="middle" draw:auto-grow-height="false" fo:min-height="0.127cm" fo:min-width="0cm"/>
    </style:style>
    <style:style style:name="gr47" style:family="graphic" style:parent-style-name="standard">
      <style:graphic-properties draw:stroke="none" draw:fill-color="#dddddd" draw:opacity="100%" draw:textarea-horizontal-align="justify" draw:textarea-vertical-align="middle" draw:auto-grow-height="false" fo:min-height="0.115cm" fo:min-width="0cm"/>
    </style:style>
    <style:style style:name="gr48" style:family="graphic" style:parent-style-name="standard">
      <style:graphic-properties draw:stroke="none" draw:fill-color="#dddddd" draw:opacity="100%" draw:textarea-horizontal-align="justify" draw:textarea-vertical-align="middle" draw:auto-grow-height="false" fo:min-height="0.078cm" fo:min-width="0cm"/>
    </style:style>
    <style:style style:name="gr49" style:family="graphic" style:parent-style-name="standard">
      <style:graphic-properties draw:stroke="none" draw:marker-start="Arrow" draw:fill-color="#000000" draw:opacity="100%" draw:textarea-vertical-align="middle" draw:auto-grow-height="false" fo:min-height="0.032cm" fo:min-width="0cm" fo:wrap-option="wrap"/>
    </style:style>
    <style:style style:name="gr50" style:family="graphic" style:parent-style-name="standard">
      <style:graphic-properties draw:stroke="solid" svg:stroke-color="#cc3300" draw:fill-color="#cc3300" draw:opacity="100%" draw:textarea-horizontal-align="justify" draw:textarea-vertical-align="middle" draw:auto-grow-height="false" fo:min-height="0.221cm" fo:min-width="0cm"/>
    </style:style>
    <style:style style:name="gr51" style:family="graphic" style:parent-style-name="standard">
      <style:graphic-properties draw:stroke="none" draw:fill-color="#cc3300" draw:opacity="100%" draw:textarea-horizontal-align="justify" draw:textarea-vertical-align="middle" draw:auto-grow-height="false" fo:min-height="0.221cm" fo:min-width="0cm"/>
    </style:style>
    <style:style style:name="gr52" style:family="graphic" style:parent-style-name="standard">
      <style:graphic-properties draw:stroke="none" draw:fill-color="#cc3300" draw:opacity="100%" draw:textarea-horizontal-align="justify" draw:textarea-vertical-align="middle" draw:auto-grow-height="false" fo:min-height="1.037cm" fo:min-width="0cm"/>
    </style:style>
    <style:style style:name="gr53" style:family="graphic" style:parent-style-name="standard">
      <style:graphic-properties draw:stroke="none" draw:fill-color="#962e96" draw:opacity="100%" draw:textarea-vertical-align="middle" draw:auto-grow-height="false" fo:min-height="0cm" fo:min-width="0cm" fo:wrap-option="wrap"/>
    </style:style>
    <style:style style:name="gr54" style:family="graphic" style:parent-style-name="standard">
      <style:graphic-properties draw:stroke="none" draw:fill-color="#a23aa2" draw:opacity="100%" draw:textarea-horizontal-align="justify" draw:textarea-vertical-align="middle" draw:auto-grow-height="false" fo:min-height="1.448cm" fo:min-width="1.41cm"/>
    </style:style>
    <style:style style:name="gr55" style:family="graphic" style:parent-style-name="standard">
      <style:graphic-properties draw:stroke="none" draw:fill-color="#ffffff" draw:opacity="100%" draw:textarea-horizontal-align="justify" draw:textarea-vertical-align="middle" draw:auto-grow-height="false" fo:min-height="0.254cm" fo:min-width="0.216cm"/>
    </style:style>
    <style:style style:name="gr56" style:family="graphic" style:parent-style-name="standard">
      <style:graphic-properties draw:stroke="none" draw:fill-color="#1c1c1c" draw:opacity="100%" draw:textarea-vertical-align="middle" draw:auto-grow-height="false" fo:min-height="0.471cm" fo:min-width="0cm" fo:wrap-option="wrap"/>
    </style:style>
    <style:style style:name="gr57" style:family="graphic" style:parent-style-name="standard">
      <style:graphic-properties draw:stroke="none" draw:fill-color="#ffffff" draw:opacity="49%" draw:textarea-vertical-align="middle" draw:auto-grow-height="false" fo:min-height="0.466cm" fo:min-width="0cm" fo:wrap-option="wrap"/>
    </style:style>
    <style:style style:name="gr58" style:family="graphic" style:parent-style-name="standard">
      <style:graphic-properties draw:stroke="none" draw:fill-color="#996699" draw:opacity="100%" draw:textarea-horizontal-align="justify" draw:textarea-vertical-align="middle" draw:auto-grow-height="false" fo:min-height="0.307cm" fo:min-width="0.534cm"/>
    </style:style>
    <style:style style:name="gr59" style:family="graphic" style:parent-style-name="standard">
      <style:graphic-properties draw:stroke="none" draw:fill-color="#111111" draw:opacity="100%" draw:textarea-vertical-align="middle" draw:auto-grow-height="false" fo:min-height="0.791cm" fo:min-width="0cm" fo:wrap-option="wrap"/>
    </style:style>
    <style:style style:name="gr60" style:family="graphic" style:parent-style-name="standard">
      <style:graphic-properties draw:stroke="none" draw:fill-color="#ff33ff" draw:opacity="100%" draw:textarea-vertical-align="middle"/>
    </style:style>
    <style:style style:name="gr61" style:family="graphic" style:parent-style-name="standard">
      <style:graphic-properties draw:stroke="none" draw:fill-color="#ffffff" draw:opacity="100%" draw:textarea-horizontal-align="justify" draw:textarea-vertical-align="middle" draw:auto-grow-height="false" fo:min-height="0.001cm" fo:min-width="0cm"/>
    </style:style>
    <style:style style:name="gr62" style:family="graphic" style:parent-style-name="standard">
      <style:graphic-properties draw:stroke="none" draw:fill-color="#993366" draw:opacity="100%" draw:textarea-horizontal-align="justify" draw:textarea-vertical-align="middle" draw:auto-grow-height="false" fo:min-height="0.828cm" fo:min-width="0cm"/>
    </style:style>
    <style:style style:name="gr63" style:family="graphic" style:parent-style-name="standard">
      <style:graphic-properties draw:stroke="none" draw:fill-color="#993366" draw:opacity="100%" draw:textarea-horizontal-align="justify" draw:textarea-vertical-align="middle" draw:auto-grow-height="false" fo:min-height="0cm" fo:min-width="0cm"/>
    </style:style>
    <style:style style:name="gr64" style:family="graphic" style:parent-style-name="standard">
      <style:graphic-properties draw:stroke="none" draw:fill-color="#cc3300" draw:opacity="100%" draw:textarea-horizontal-align="justify" draw:textarea-vertical-align="middle" draw:auto-grow-height="false" fo:min-height="1.792cm" fo:min-width="0.042cm"/>
    </style:style>
    <style:style style:name="gr65" style:family="graphic" style:parent-style-name="standard">
      <style:graphic-properties draw:stroke="none" draw:fill-color="#cc3300" draw:opacity="100%" draw:textarea-horizontal-align="justify" draw:textarea-vertical-align="middle" draw:auto-grow-height="false" fo:min-height="0.484cm" fo:min-width="0cm"/>
    </style:style>
    <style:style style:name="gr66" style:family="graphic" style:parent-style-name="standard">
      <style:graphic-properties draw:stroke="none" draw:fill="solid" draw:fill-color="#cc3300" draw:opacity="100%" draw:textarea-horizontal-align="justify" draw:textarea-vertical-align="middle" draw:auto-grow-height="false" fo:min-height="3.929cm" fo:min-width="2.397cm"/>
    </style:style>
    <style:style style:name="gr67" style:family="graphic" style:parent-style-name="standard">
      <style:graphic-properties draw:stroke="none" draw:fill-color="#ff9900" draw:opacity="50%" draw:textarea-horizontal-align="justify" draw:textarea-vertical-align="middle" draw:auto-grow-height="false" fo:min-height="1.024cm" fo:min-width="0.632cm"/>
    </style:style>
    <style:style style:name="gr68" style:family="graphic" style:parent-style-name="standard">
      <style:graphic-properties draw:stroke="none" draw:fill-color="#cc3300" draw:opacity="100%" draw:textarea-horizontal-align="justify" draw:textarea-vertical-align="middle" draw:auto-grow-height="false" fo:min-height="2.247cm" fo:min-width="0.042cm"/>
    </style:style>
    <style:style style:name="gr69" style:family="graphic" style:parent-style-name="standard">
      <style:graphic-properties draw:stroke="none" draw:fill-color="#ff9900" draw:opacity="50%" draw:textarea-horizontal-align="justify" draw:textarea-vertical-align="middle" draw:auto-grow-height="false" fo:min-height="1.164cm" fo:min-width="1.056cm"/>
    </style:style>
    <style:style style:name="gr70" style:family="graphic" style:parent-style-name="standard">
      <style:graphic-properties draw:stroke="none" draw:fill-color="#ffffff" draw:opacity="100%" draw:textarea-vertical-align="middle" draw:auto-grow-height="false" fo:min-height="0.708cm" fo:min-width="0.078cm" fo:wrap-option="wrap"/>
    </style:style>
    <style:style style:name="gr71" style:family="graphic" style:parent-style-name="standard">
      <style:graphic-properties draw:stroke="none" draw:fill-color="#ffffff" draw:opacity="100%" draw:textarea-vertical-align="middle" draw:auto-grow-height="false" fo:min-height="0.378cm" fo:min-width="0cm" fo:wrap-option="wrap"/>
    </style:style>
    <style:style style:name="gr72" style:family="graphic" style:parent-style-name="standard">
      <style:graphic-properties draw:stroke="none" draw:fill-color="#000000" draw:opacity="100%" draw:textarea-vertical-align="middle" draw:auto-grow-height="false" fo:min-height="2.7cm" fo:min-width="0.287cm" fo:wrap-option="wrap"/>
    </style:style>
    <style:style style:name="gr73" style:family="graphic" style:parent-style-name="standard">
      <style:graphic-properties draw:stroke="none" draw:fill-color="#cc3300" draw:opacity="100%" draw:textarea-horizontal-align="justify" draw:textarea-vertical-align="middle" draw:auto-grow-height="false" fo:min-height="0.74cm" fo:min-width="0.42cm"/>
    </style:style>
    <style:style style:name="gr74" style:family="graphic" style:parent-style-name="standard">
      <style:graphic-properties draw:stroke="none" draw:fill-color="#dddddd" draw:opacity="100%" draw:textarea-horizontal-align="justify" draw:textarea-vertical-align="middle" draw:auto-grow-height="false" fo:min-height="0.458cm" fo:min-width="0.208cm"/>
    </style:style>
    <style:style style:name="gr75" style:family="graphic" style:parent-style-name="standard">
      <style:graphic-properties draw:stroke="none" draw:fill-color="#dddddd" draw:opacity="100%" draw:textarea-horizontal-align="justify" draw:textarea-vertical-align="middle" draw:auto-grow-height="false" fo:min-height="0.388cm" fo:min-width="0.138cm"/>
    </style:style>
    <style:style style:name="gr76" style:family="graphic" style:parent-style-name="standard">
      <style:graphic-properties draw:stroke="none" draw:marker-start="Arrow" draw:fill-color="#000000" draw:opacity="100%" draw:textarea-vertical-align="middle" draw:auto-grow-height="false" fo:min-height="0.298cm" fo:min-width="0cm" fo:wrap-option="wrap"/>
    </style:style>
    <style:style style:name="gr77" style:family="graphic" style:parent-style-name="standard">
      <style:graphic-properties draw:stroke="solid" svg:stroke-color="#cc3300" draw:fill-color="#cc3300" draw:opacity="100%" draw:textarea-horizontal-align="justify" draw:textarea-vertical-align="middle" draw:auto-grow-height="false" fo:min-height="0.663cm" fo:min-width="0cm"/>
    </style:style>
    <style:style style:name="gr78" style:family="graphic" style:parent-style-name="standard">
      <style:graphic-properties draw:stroke="none" draw:fill-color="#cc3300" draw:opacity="100%" draw:textarea-horizontal-align="justify" draw:textarea-vertical-align="middle" draw:auto-grow-height="false" fo:min-height="0.663cm" fo:min-width="0cm"/>
    </style:style>
    <style:style style:name="gr79" style:family="graphic" style:parent-style-name="standard">
      <style:graphic-properties draw:stroke="none" draw:fill-color="#962e96" draw:opacity="100%" draw:textarea-vertical-align="middle" draw:auto-grow-height="false" fo:min-height="0.222cm" fo:min-width="0cm" fo:wrap-option="wrap"/>
    </style:style>
    <style:style style:name="gr80" style:family="graphic" style:parent-style-name="standard">
      <style:graphic-properties draw:stroke="none" draw:fill-color="#a23aa2" draw:opacity="100%" draw:textarea-horizontal-align="justify" draw:textarea-vertical-align="middle" draw:auto-grow-height="false" fo:min-height="4.276cm" fo:min-width="4.592cm"/>
    </style:style>
    <style:style style:name="gr81" style:family="graphic" style:parent-style-name="standard">
      <style:graphic-properties draw:stroke="none" draw:fill-color="#ffffff" draw:opacity="100%" draw:textarea-horizontal-align="justify" draw:textarea-vertical-align="middle" draw:auto-grow-height="false" fo:min-height="1.094cm" fo:min-width="1.41cm"/>
    </style:style>
    <style:style style:name="gr82" style:family="graphic" style:parent-style-name="standard">
      <style:graphic-properties draw:stroke="none" draw:fill-color="#1c1c1c" draw:opacity="100%" draw:textarea-vertical-align="middle" draw:auto-grow-height="false" fo:min-height="1.673cm" fo:min-width="0.2cm" fo:wrap-option="wrap"/>
    </style:style>
    <style:style style:name="gr83" style:family="graphic" style:parent-style-name="standard">
      <style:graphic-properties draw:stroke="none" draw:fill-color="#ffffff" draw:opacity="49%" draw:textarea-vertical-align="middle" draw:auto-grow-height="false" fo:min-height="1.658cm" fo:min-width="0cm" fo:wrap-option="wrap"/>
    </style:style>
    <style:style style:name="gr84" style:family="graphic" style:parent-style-name="standard">
      <style:graphic-properties draw:stroke="none" draw:fill-color="#996699" draw:opacity="100%" draw:textarea-horizontal-align="justify" draw:textarea-vertical-align="middle" draw:auto-grow-height="false" fo:min-height="1.236cm" fo:min-width="2.258cm"/>
    </style:style>
    <style:style style:name="gr85" style:family="graphic" style:parent-style-name="standard">
      <style:graphic-properties draw:stroke="none" draw:fill-color="#111111" draw:opacity="100%" draw:textarea-vertical-align="middle" draw:auto-grow-height="false" fo:min-height="2.527cm" fo:min-width="0.821cm" fo:wrap-option="wrap"/>
    </style:style>
    <style:style style:name="gr86" style:family="graphic" style:parent-style-name="standard">
      <style:graphic-properties draw:stroke="none" draw:fill-color="#ffffff" draw:opacity="100%" draw:textarea-horizontal-align="justify" draw:textarea-vertical-align="middle" draw:auto-grow-height="false" fo:min-height="0.419cm" fo:min-width="0cm"/>
    </style:style>
    <style:style style:name="gr87" style:family="graphic" style:parent-style-name="standard">
      <style:graphic-properties draw:stroke="none" draw:fill-color="#993366" draw:opacity="100%" draw:textarea-horizontal-align="justify" draw:textarea-vertical-align="middle" draw:auto-grow-height="false" fo:min-height="2.622cm" fo:min-width="0cm"/>
    </style:style>
    <style:style style:name="gr88" style:family="graphic" style:parent-style-name="standard">
      <style:graphic-properties draw:stroke="none" draw:fill-color="#993366" draw:opacity="100%" draw:textarea-horizontal-align="justify" draw:textarea-vertical-align="middle" draw:auto-grow-height="false" fo:min-height="0.022cm" fo:min-width="0.272cm"/>
    </style:style>
    <style:style style:name="gr8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0" style:family="graphic" style:parent-style-name="objectwithoutfill">
      <style:graphic-properties svg:stroke-width="0.388cm" svg:stroke-color="#ff3333" draw:marker-start-width="0.78cm" draw:marker-end="" draw:marker-end-width="0.78cm" svg:stroke-opacity="90%" draw:fill="none" draw:textarea-vertical-align="middle" fo:padding-top="0.317cm" fo:padding-bottom="0.317cm" fo:padding-left="0.442cm" fo:padding-right="0.442cm"/>
    </style:style>
    <style:style style:name="P1" style:family="paragraph">
      <loext:graphic-properties draw:fill-color="#ffffff" draw:opacity="100%"/>
      <style:paragraph-properties fo:text-align="center"/>
    </style:style>
    <style:style style:name="P2" style:family="paragraph">
      <loext:graphic-properties draw:fill="none" draw:opacity="74%"/>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none" draw:opacity="100%"/>
      <style:paragraph-properties fo:text-align="center"/>
    </style:style>
    <style:style style:name="P6" style:family="paragraph">
      <loext:graphic-properties draw:fill-color="#000000" draw:opacity="100%"/>
      <style:paragraph-properties fo:text-align="center"/>
    </style:style>
    <style:style style:name="P7" style:family="paragraph">
      <loext:graphic-properties draw:fill-color="#000000" draw:opacity="50%"/>
      <style:paragraph-properties fo:text-align="center"/>
    </style:style>
    <style:style style:name="P8" style:family="paragraph">
      <loext:graphic-properties draw:fill-color="#ffffff" draw:opacity="85%"/>
      <style:paragraph-properties fo:text-align="center"/>
    </style:style>
    <style:style style:name="P9" style:family="paragraph">
      <loext:graphic-properties draw:fill-color="#ffff99" draw:opacity="50%"/>
      <style:paragraph-properties fo:text-align="center"/>
      <style:text-properties fo:color="#cc0000" style:font-name="Latin Modern Roman Unslanted" fo:font-size="40pt" fo:font-weight="bold" style:font-size-asian="40pt" style:font-weight-asian="bold" style:font-size-complex="40pt" style:font-weight-complex="bold"/>
    </style:style>
    <style:style style:name="P10" style:family="paragraph">
      <loext:graphic-properties draw:fill="none" draw:fill-color="#000000" draw:opacity="100%"/>
      <style:paragraph-properties fo:text-align="center"/>
    </style:style>
    <style:style style:name="P11" style:family="paragraph">
      <loext:graphic-properties draw:fill-color="#6bc6c6" draw:opacity="100%"/>
      <style:paragraph-properties fo:text-align="center"/>
    </style:style>
    <style:style style:name="P12" style:family="paragraph">
      <loext:graphic-properties draw:fill-color="#009933" draw:opacity="100%"/>
      <style:paragraph-properties fo:text-align="center"/>
    </style:style>
    <style:style style:name="P13" style:family="paragraph">
      <loext:graphic-properties draw:fill-color="#47b047" draw:opacity="100%"/>
      <style:paragraph-properties fo:text-align="center"/>
    </style:style>
    <style:style style:name="P14" style:family="paragraph">
      <loext:graphic-properties draw:fill-color="#007826" draw:opacity="100%"/>
    </style:style>
    <style:style style:name="P15" style:family="paragraph">
      <loext:graphic-properties draw:fill-color="#007826" draw:opacity="100%"/>
      <style:paragraph-properties fo:text-align="center"/>
    </style:style>
    <style:style style:name="P16" style:family="paragraph">
      <loext:graphic-properties draw:fill-color="#cc3300" draw:opacity="100%"/>
      <style:paragraph-properties fo:text-align="center"/>
    </style:style>
    <style:style style:name="P17" style:family="paragraph">
      <loext:graphic-properties draw:fill="solid" draw:fill-color="#cc3300" draw:opacity="100%"/>
      <style:paragraph-properties fo:text-align="center"/>
    </style:style>
    <style:style style:name="P18" style:family="paragraph">
      <loext:graphic-properties draw:fill-color="#ff9900" draw:opacity="50%"/>
      <style:paragraph-properties fo:text-align="center"/>
    </style:style>
    <style:style style:name="P19" style:family="paragraph">
      <loext:graphic-properties draw:fill-color="#dddddd" draw:opacity="100%"/>
      <style:paragraph-properties fo:text-align="center"/>
    </style:style>
    <style:style style:name="P20" style:family="paragraph">
      <loext:graphic-properties draw:fill-color="#962e96" draw:opacity="100%"/>
      <style:paragraph-properties fo:text-align="center"/>
    </style:style>
    <style:style style:name="P21" style:family="paragraph">
      <loext:graphic-properties draw:fill-color="#a23aa2" draw:opacity="100%"/>
      <style:paragraph-properties fo:text-align="center"/>
    </style:style>
    <style:style style:name="P22" style:family="paragraph">
      <loext:graphic-properties draw:fill-color="#1c1c1c" draw:opacity="100%"/>
      <style:paragraph-properties fo:text-align="center"/>
    </style:style>
    <style:style style:name="P23" style:family="paragraph">
      <loext:graphic-properties draw:fill-color="#ffffff" draw:opacity="49%"/>
      <style:paragraph-properties fo:text-align="center"/>
    </style:style>
    <style:style style:name="P24" style:family="paragraph">
      <loext:graphic-properties draw:fill-color="#996699" draw:opacity="100%"/>
      <style:paragraph-properties fo:text-align="center"/>
    </style:style>
    <style:style style:name="P25" style:family="paragraph">
      <loext:graphic-properties draw:fill-color="#111111" draw:opacity="100%"/>
      <style:paragraph-properties fo:text-align="center"/>
    </style:style>
    <style:style style:name="P26" style:family="paragraph">
      <loext:graphic-properties draw:fill-color="#ff33ff" draw:opacity="100%"/>
      <style:paragraph-properties fo:text-align="center"/>
    </style:style>
    <style:style style:name="P27" style:family="paragraph">
      <loext:graphic-properties draw:fill-color="#993366" draw:opacity="100%"/>
      <style:paragraph-properties fo:text-align="center"/>
    </style:style>
    <style:style style:name="T1" style:family="text">
      <style:text-properties fo:color="#cc0000" style:font-name="Latin Modern Roman Unslanted" fo:font-size="40pt"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1" draw:layer="layout" svg:width="25.65cm" svg:height="20.3cm" svg:x="3.01cm" svg:y="-1.6cm">
              <text:p/>
              <draw:enhanced-geometry svg:viewBox="0 0 21600 21600" draw:type="rectangle" draw:enhanced-path="M 0 0 L 21600 0 21600 21600 0 21600 0 0 Z N"/>
            </draw:custom-shape>
            <draw:frame draw:style-name="gr2" draw:text-style-name="P2" draw:layer="layout" svg:width="25.555cm" svg:height="6.191cm" svg:x="3.213cm" svg:y="12.184cm">
              <draw:image xlink:href="Pictures/10000201000003200000025ADDAA296B6065B28B.png" xlink:type="simple" xlink:show="embed" xlink:actuate="onLoad">
                <text:p/>
              </draw:image>
            </draw:frame>
            <draw:custom-shape draw:style-name="gr3" draw:text-style-name="P3" draw:layer="layout" svg:width="25.65cm" svg:height="20.3cm" svg:x="3.01cm" svg:y="-1.6cm">
              <text:p/>
              <draw:enhanced-geometry svg:viewBox="0 0 21600 21600" draw:type="rectangle" draw:enhanced-path="M 0 0 L 21600 0 21600 21600 0 21600 0 0 Z N"/>
            </draw:custom-shape>
            <draw:frame draw:style-name="gr4" draw:text-style-name="P4" draw:layer="layout" svg:width="13.973cm" svg:height="6.435cm" draw:transform="skewX (-0.0167551608191456) translate (2.2cm 12.265cm)">
              <draw:image xlink:href="Pictures/1000020100000200000002006894D76F9ADC4644.png" xlink:type="simple" xlink:show="embed" xlink:actuate="onLoad">
                <text:p/>
              </draw:image>
            </draw:frame>
            <draw:frame draw:style-name="gr4" draw:text-style-name="P4" draw:layer="layout" svg:width="13.972cm" svg:height="6.435cm" draw:transform="skewX (-0.0167551608191456) translate (15.12cm 12.265cm)">
              <draw:image xlink:href="Pictures/1000020100000200000002006894D76F9ADC4644.png" xlink:type="simple" xlink:show="embed" xlink:actuate="onLoad">
                <text:p/>
              </draw:image>
            </draw:frame>
            <draw:custom-shape draw:style-name="gr5" draw:text-style-name="P5" draw:layer="layout" svg:width="25.69cm" svg:height="20.3cm" svg:x="2.97cm" svg:y="-1.6cm">
              <text:p/>
              <draw:enhanced-geometry svg:viewBox="0 0 21600 21600" draw:type="rectangle" draw:enhanced-path="M 0 0 L 21600 0 21600 21600 0 21600 0 0 Z N"/>
            </draw:custom-shape>
          </draw:g>
          <draw:frame draw:style-name="gr6" draw:text-style-name="P4" draw:layer="layout" svg:width="25.5cm" svg:height="7.814cm" svg:x="3.1cm" svg:y="-1.556cm">
            <draw:image xlink:href="Pictures/10000201000002F40000023F379329443453E277.png" xlink:type="simple" xlink:show="embed" xlink:actuate="onLoad">
              <text:p/>
            </draw:image>
          </draw:frame>
        </draw:g>
      </draw:page>
      <draw:page draw:name="page2" draw:style-name="dp1" draw:master-page-name="Default">
        <draw:custom-shape draw:style-name="gr1" draw:text-style-name="P1" draw:layer="layout" svg:width="25.65cm" svg:height="20.3cm" svg:x="3.61cm" svg:y="-5.9cm">
          <text:p/>
          <draw:enhanced-geometry svg:viewBox="0 0 21600 21600" draw:type="rectangle" draw:enhanced-path="M 0 0 L 21600 0 21600 21600 0 21600 0 0 Z N"/>
        </draw:custom-shape>
        <draw:frame draw:style-name="gr7" draw:text-style-name="P2" draw:layer="layout" svg:width="25.555cm" svg:height="6.191cm" svg:x="3.813cm" svg:y="7.884cm">
          <draw:image xlink:href="Pictures/10000201000003200000025ADDAA296B6065B28B.png" xlink:type="simple" xlink:show="embed" xlink:actuate="onLoad">
            <text:p/>
          </draw:image>
        </draw:frame>
        <draw:custom-shape draw:style-name="gr3" draw:text-style-name="P3" draw:layer="layout" svg:width="25.65cm" svg:height="20.3cm" svg:x="3.599cm" svg:y="-5.9cm">
          <text:p/>
          <draw:enhanced-geometry svg:viewBox="0 0 21600 21600" draw:type="rectangle" draw:enhanced-path="M 0 0 L 21600 0 21600 21600 0 21600 0 0 Z N"/>
        </draw:custom-shape>
        <draw:frame draw:style-name="gr4" draw:text-style-name="P4" draw:layer="layout" svg:width="13.973cm" svg:height="6.435cm" draw:transform="skewX (-0.0167551608191456) translate (2.4cm 7.865cm)">
          <draw:image xlink:href="Pictures/1000020100000200000002006894D76F9ADC4644.png" xlink:type="simple" xlink:show="embed" xlink:actuate="onLoad">
            <text:p/>
          </draw:image>
        </draw:frame>
        <draw:frame draw:style-name="gr4" draw:text-style-name="P4" draw:layer="layout" svg:width="13.972cm" svg:height="6.435cm" draw:transform="skewX (-0.0167551608191456) translate (15.72cm 7.965cm)">
          <draw:image xlink:href="Pictures/1000020100000200000002006894D76F9ADC4644.png" xlink:type="simple" xlink:show="embed" xlink:actuate="onLoad">
            <text:p/>
          </draw:image>
        </draw:frame>
        <draw:custom-shape draw:style-name="gr5" draw:text-style-name="P5" draw:layer="layout" svg:width="25.69cm" svg:height="20.3cm" svg:x="3.57cm" svg:y="-5.9cm">
          <text:p/>
          <draw:enhanced-geometry svg:viewBox="0 0 21600 21600" draw:type="rectangle" draw:enhanced-path="M 0 0 L 21600 0 21600 21600 0 21600 0 0 Z N"/>
        </draw:custom-shape>
      </draw:page>
      <draw:page draw:name="page3" draw:style-name="dp1" draw:master-page-name="Default">
        <draw:g>
          <draw:custom-shape draw:style-name="gr1" draw:text-style-name="P1" draw:layer="layout" svg:width="25.65cm" svg:height="20.3cm" svg:x="3.05cm" svg:y="-2.6cm">
            <text:p/>
            <draw:enhanced-geometry svg:viewBox="0 0 21600 21600" draw:type="rectangle" draw:enhanced-path="M 0 0 L 21600 0 21600 21600 0 21600 0 0 Z N"/>
          </draw:custom-shape>
          <draw:frame draw:style-name="gr7" draw:text-style-name="P2" draw:layer="layout" svg:width="25.555cm" svg:height="6.191cm" svg:x="3.213cm" svg:y="11.084cm">
            <draw:image xlink:href="Pictures/10000201000003200000025ADDAA296B6065B28B.png" xlink:type="simple" xlink:show="embed" xlink:actuate="onLoad">
              <text:p/>
            </draw:image>
          </draw:frame>
          <draw:custom-shape draw:style-name="gr3" draw:text-style-name="P3" draw:layer="layout" svg:width="25.65cm" svg:height="20.3cm" svg:x="3cm" svg:y="-2.7cm">
            <text:p/>
            <draw:enhanced-geometry svg:viewBox="0 0 21600 21600" draw:type="rectangle" draw:enhanced-path="M 0 0 L 21600 0 21600 21600 0 21600 0 0 Z N"/>
          </draw:custom-shape>
          <draw:frame draw:style-name="gr8" draw:text-style-name="P4" draw:layer="layout" svg:width="13.973cm" svg:height="6.435cm" draw:transform="skewX (-0.0167551608191456) translate (2.2cm 11.165cm)">
            <draw:image xlink:href="Pictures/1000020100000200000002006894D76F9ADC4644.png" xlink:type="simple" xlink:show="embed" xlink:actuate="onLoad">
              <text:p/>
            </draw:image>
          </draw:frame>
          <draw:frame draw:style-name="gr8" draw:text-style-name="P4" draw:layer="layout" svg:width="13.972cm" svg:height="6.435cm" draw:transform="skewX (-0.0167551608191456) translate (15.12cm 11.165cm)">
            <draw:image xlink:href="Pictures/1000020100000200000002006894D76F9ADC4644.png" xlink:type="simple" xlink:show="embed" xlink:actuate="onLoad">
              <text:p/>
            </draw:image>
          </draw:frame>
          <draw:custom-shape draw:style-name="gr5" draw:text-style-name="P5" draw:layer="layout" svg:width="25.69cm" svg:height="20.3cm" svg:x="2.97cm" svg:y="-2.7cm">
            <text:p/>
            <draw:enhanced-geometry svg:viewBox="0 0 21600 21600" draw:type="rectangle" draw:enhanced-path="M 0 0 L 21600 0 21600 21600 0 21600 0 0 Z N"/>
          </draw:custom-shape>
        </draw:g>
      </draw:page>
      <draw:page draw:name="page4" draw:style-name="dp1" draw:master-page-name="Default">
        <draw:g>
          <draw:custom-shape draw:style-name="gr9" draw:text-style-name="P1" draw:layer="layout" svg:width="23.8cm" svg:height="18.9cm" svg:x="3.165cm" svg:y="1.099cm">
            <text:p/>
            <draw:enhanced-geometry svg:viewBox="0 0 21600 21600" draw:type="rectangle" draw:enhanced-path="M 0 0 L 21600 0 21600 21600 0 21600 0 0 Z N"/>
          </draw:custom-shape>
          <draw:frame draw:style-name="gr10" draw:text-style-name="P4" draw:layer="layout" svg:width="24.965cm" svg:height="18.999cm" svg:x="2.6cm" svg:y="1cm">
            <draw:image xlink:href="Pictures/10000201000003FD00000309C8724C99C56167DC.png" xlink:type="simple" xlink:show="embed" xlink:actuate="onLoad">
              <text:p/>
            </draw:image>
          </draw:frame>
        </draw:g>
      </draw:page>
      <draw:page draw:name="page5" draw:style-name="dp1" draw:master-page-name="Default">
        <draw:custom-shape draw:style-name="gr11" draw:text-style-name="P6" draw:layer="layout" svg:width="7.9cm" svg:height="15.5cm" svg:x="19.5cm" svg:y="3.1cm">
          <text:p/>
          <draw:enhanced-geometry svg:viewBox="0 0 21600 21600" draw:type="rectangle" draw:enhanced-path="M 0 0 L 21600 0 21600 21600 0 21600 0 0 Z N"/>
        </draw:custom-shape>
        <draw:custom-shape draw:style-name="gr12" draw:text-style-name="P7" draw:layer="layout" svg:width="10.2cm" svg:height="12cm" draw:transform="skewX (-0.000872664625997165) translate (4.5cm 1.1cm)">
          <text:p/>
          <draw:enhanced-geometry svg:viewBox="0 0 21600 21600" draw:type="rectangle" draw:enhanced-path="M 0 0 L 21600 0 21600 21600 0 21600 0 0 Z N"/>
        </draw:custom-shape>
        <draw:frame draw:style-name="gr13" draw:text-style-name="P4" draw:layer="layout" svg:width="7.734cm" svg:height="15.213cm" svg:x="5.966cm" svg:y="8.5cm">
          <draw:image xlink:href="Pictures/10000201000000960000012788D0126C77FE1D3E.png" xlink:type="simple" xlink:show="embed" xlink:actuate="onLoad">
            <text:p/>
          </draw:image>
        </draw:frame>
        <draw:frame draw:style-name="gr13" draw:text-style-name="P4" draw:layer="layout" svg:width="7.734cm" svg:height="15.213cm" svg:x="19.6cm" svg:y="3.387cm">
          <draw:image xlink:href="Pictures/10000201000000960000012788D0126C77FE1D3E.png" xlink:type="simple" xlink:show="embed" xlink:actuate="onLoad">
            <text:p/>
          </draw:image>
        </draw:frame>
        <draw:custom-shape draw:style-name="gr14" draw:text-style-name="P8" draw:layer="layout" svg:width="10.999cm" svg:height="13.678cm" draw:transform="skewX (-9.90314363347112E-017) rotate (0.840899633610868) translate (4.473cm 12.2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custom-shape draw:style-name="gr15" draw:text-style-name="P1" draw:layer="layout" svg:width="0.383cm" svg:height="0.263cm" draw:transform="rotate (2.77873870210017) translate (8.273cm 5.16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 draw:text-style-name="P1" draw:layer="layout" svg:width="0.426cm" svg:height="0.373cm" draw:transform="rotate (-2.11498998756673) translate (8.386cm 7.18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 draw:text-style-name="P1" draw:layer="layout" svg:width="0.324cm" svg:height="0.456cm" draw:transform="skewX (0.00436332312998575) rotate (1.05190994017698) translate (7.566cm 6.0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 draw:text-style-name="P1" draw:layer="layout" svg:width="0.383cm" svg:height="0.195cm" draw:transform="skewX (-0.0102974425867665) rotate (2.77873870210017) translate (9.521cm 4.419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6" draw:text-style-name="P1" draw:layer="layout" svg:width="0.383cm" svg:height="0.262cm" draw:transform="skewX (-0.00383972435438752) rotate (-1.97763257543477) translate (10.211cm 7.70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7" draw:text-style-name="P1" draw:layer="layout" svg:width="1.086cm" svg:height="1.663cm" draw:transform="skewX (0.00122173047639617) rotate (0.64332836228511) translate (8.696cm 5.7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 draw:text-style-name="P1" draw:layer="layout" svg:width="0.383cm" svg:height="0.262cm" draw:transform="skewX (0.00383972435438752) rotate (2.77873870210017) translate (10.979cm 5.236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8" draw:text-style-name="P1" draw:layer="layout" svg:width="0.384cm" svg:height="0.265cm" draw:transform="rotate (2.26892802759263) translate (10.759cm 4.954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9" draw:text-style-name="P1" draw:layer="layout" svg:width="0.224cm" svg:height="0.52cm" draw:transform="rotate (1.85929925214956) translate (10.014cm 4.8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15" draw:text-style-name="P1" draw:layer="layout" svg:width="0.383cm" svg:height="0.197cm" draw:transform="rotate (2.77873870210017) translate (9.746cm 4.488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gr15" draw:text-style-name="P1" draw:layer="layout" svg:width="0.383cm" svg:height="0.266cm" draw:transform="rotate (-1.97763257543477) translate (9.165cm 7.77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custom-shape draw:style-name="gr15" draw:text-style-name="P1" draw:layer="layout" svg:width="0.331cm" svg:height="0.294cm" draw:transform="skewX (0.131946891450771) rotate (2.8021261140769) translate (10.851cm 8.2cm)">
            <text:p/>
            <draw:enhanced-geometry svg:viewBox="0 0 21600 21600" draw:mirror-horizontal="false" draw:glue-points="0 0 0 10800 0 21600 10800 21600 21600 21600 10800 10800" draw:text-areas="1900 12700 12700 19700" draw:type="right-triangle" draw:enhanced-path="M 0 0 L 21600 21600 0 21600 0 0 Z N"/>
          </draw:custom-shape>
        </draw:g>
      </draw:page>
      <draw:page draw:name="page6" draw:style-name="dp1" draw:master-page-name="Default">
        <draw:custom-shape draw:style-name="gr20" draw:text-style-name="P9" draw:layer="layout" svg:width="11.8cm" svg:height="5.9cm" svg:x="3.3cm" svg:y="10.1cm">
          <text:p text:style-name="P3"><text:span text:style-name="T1">Game Ov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draw:page draw:name="page7" draw:style-name="dp1" draw:master-page-name="Default">
        <draw:custom-shape draw:style-name="gr11" draw:text-style-name="P6" draw:layer="layout" svg:width="7.9cm" svg:height="15.5cm" svg:x="2.8cm" svg:y="1.8cm">
          <text:p/>
          <draw:enhanced-geometry svg:viewBox="0 0 21600 21600" draw:type="rectangle" draw:enhanced-path="M 0 0 L 21600 0 21600 21600 0 21600 0 0 Z N"/>
        </draw:custom-shape>
        <draw:frame draw:style-name="gr13" draw:text-style-name="P4" draw:layer="layout" svg:width="7.734cm" svg:height="15.213cm" svg:x="20.7cm" svg:y="1.7cm">
          <draw:image xlink:href="Pictures/10000201000000960000012788D0126C77FE1D3E.png" xlink:type="simple" xlink:show="embed" xlink:actuate="onLoad">
            <text:p/>
          </draw:image>
        </draw:frame>
        <draw:frame draw:style-name="gr10" draw:text-style-name="P4" draw:layer="layout" svg:width="13.621cm" svg:height="9.985cm" svg:x="12.7cm" svg:y="0.6cm">
          <draw:image xlink:href="Pictures/1000020100000297000001E65EC4291D2BD3D046.png" xlink:type="simple" xlink:show="embed" xlink:actuate="onLoad">
            <text:p/>
          </draw:image>
        </draw:frame>
        <draw:custom-shape draw:style-name="gr21" draw:text-style-name="P10" draw:layer="layout" svg:width="7.9cm" svg:height="15.5cm" svg:x="2.979cm" svg:y="1.1cm">
          <text:p/>
          <draw:enhanced-geometry svg:viewBox="0 0 21600 21600" draw:type="rectangle" draw:enhanced-path="M 0 0 L 21600 0 21600 21600 0 21600 0 0 Z N"/>
        </draw:custom-shape>
        <draw:frame draw:style-name="gr22" draw:text-style-name="P4" draw:layer="layout" svg:width="7.699cm" svg:height="15.499cm" svg:x="17.3cm" svg:y="1.4cm">
          <draw:image xlink:href="Pictures/10000201000001EE000001691DD07F2609553306.png" xlink:type="simple" xlink:show="embed" xlink:actuate="onLoad">
            <text:p/>
          </draw:image>
        </draw:frame>
        <draw:frame draw:style-name="gr23" draw:text-style-name="P4" draw:layer="layout" svg:width="7.999cm" svg:height="15.199cm" svg:x="13.801cm" svg:y="3.601cm">
          <draw:image xlink:href="Pictures/100002010000016B00000182CCCBC0B2A8CFDD37.png" xlink:type="simple" xlink:show="embed" xlink:actuate="onLoad">
            <text:p/>
          </draw:image>
        </draw:frame>
        <draw:frame draw:style-name="gr10" draw:text-style-name="P4" draw:layer="layout" svg:width="7.432cm" svg:height="7.909cm" svg:x="12cm" svg:y="2.7cm">
          <draw:image xlink:href="Pictures/10000201000001190000012B1C5A54D7183582D9.png" xlink:type="simple" xlink:show="embed" xlink:actuate="onLoad">
            <text:p/>
          </draw:image>
        </draw:frame>
        <draw:frame draw:style-name="gr24" draw:text-style-name="P4" draw:layer="layout" svg:width="7.799cm" svg:height="15.199cm" svg:x="15.5cm" svg:y="1.8cm">
          <draw:image xlink:href="Pictures/10000201000001190000012BAAC0931310AE6434.png" xlink:type="simple" xlink:show="embed" xlink:actuate="onLoad">
            <text:p/>
          </draw:image>
        </draw:frame>
        <draw:frame draw:style-name="gr25" draw:text-style-name="P4" draw:layer="layout" svg:width="7.899cm" svg:height="15.699cm" svg:x="18.701cm" svg:y="7cm">
          <draw:image xlink:href="Pictures/10000201000000810000009B592DF405760770CE.png" xlink:type="simple" xlink:show="embed" xlink:actuate="onLoad">
            <text:p/>
          </draw:image>
        </draw:frame>
        <draw:frame draw:style-name="gr10" draw:text-style-name="P4" draw:layer="layout" svg:width="7.988cm" svg:height="15.21cm" svg:x="18cm" svg:y="-1.41cm">
          <draw:image xlink:href="Pictures/100002010000012E0000023F6D26DA981752C6E3.png" xlink:type="simple" xlink:show="embed" xlink:actuate="onLoad">
            <text:p/>
          </draw:image>
        </draw:frame>
        <draw:frame draw:style-name="gr10" draw:text-style-name="P4" draw:layer="layout" svg:width="8.1cm" svg:height="15.789cm" svg:x="21.3cm" svg:y="1.4cm">
          <draw:image xlink:href="Pictures/10000201000001270000023FCF0B8013190ABA73.png" xlink:type="simple" xlink:show="embed" xlink:actuate="onLoad">
            <text:p/>
          </draw:image>
        </draw:frame>
        <draw:frame draw:style-name="gr10" draw:text-style-name="P4" draw:layer="layout" svg:width="7.988cm" svg:height="15.21cm" svg:x="11.67cm" svg:y="1.232cm">
          <draw:image xlink:href="Pictures/100002010000012E0000023F22A7C4777BF6BFA6.png" xlink:type="simple" xlink:show="embed" xlink:actuate="onLoad">
            <text:p/>
          </draw:image>
        </draw:frame>
        <draw:frame draw:style-name="gr10" draw:text-style-name="P4" draw:layer="layout" svg:width="7.988cm" svg:height="15.21cm" svg:x="17.1cm" svg:y="2.09cm">
          <draw:image xlink:href="Pictures/100002010000012E0000023F9BC0C4E1B0E8EBB1.png" xlink:type="simple" xlink:show="embed" xlink:actuate="onLoad">
            <text:p/>
          </draw:image>
        </draw:frame>
        <draw:frame draw:style-name="gr10" draw:text-style-name="P4" draw:layer="layout" svg:width="8.094cm" svg:height="15.792cm" svg:x="22.4cm" svg:y="2.408cm">
          <draw:image xlink:href="Pictures/1000020100000132000002556E35A4D3E4E06A94.png" xlink:type="simple" xlink:show="embed" xlink:actuate="onLoad">
            <text:p/>
          </draw:image>
        </draw:frame>
        <draw:frame draw:style-name="gr26" draw:text-style-name="P4" draw:layer="layout" svg:width="7.899cm" svg:height="15.299cm" svg:x="2.7cm" svg:y="2.1cm">
          <draw:image xlink:href="Pictures/100002010000013200000255D2F645CFE9D119BF.png" xlink:type="simple" xlink:show="embed" xlink:actuate="onLoad">
            <text:p/>
          </draw:image>
        </draw:frame>
      </draw:page>
      <draw:page draw:name="page8" draw:style-name="dp1" draw:master-page-name="Default">
        <draw:g>
          <draw:custom-shape draw:style-name="gr27" draw:text-style-name="P11" draw:layer="layout" svg:width="24cm" svg:height="18cm" svg:x="3.5cm" svg:y="1.8cm">
            <text:p/>
            <draw:enhanced-geometry svg:viewBox="0 0 21600 21600" draw:type="rectangle" draw:enhanced-path="M 0 0 L 21600 0 21600 21600 0 21600 0 0 Z N"/>
          </draw:custom-shape>
          <draw:custom-shape draw:style-name="gr28" draw:text-style-name="P12" draw:layer="layout" svg:width="3.964cm" svg:height="2.883cm" draw:transform="rotate (1.44251462677331) translate (9.933cm 19.4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12" draw:layer="layout" svg:width="3.206cm" svg:height="3.05cm" draw:transform="rotate (-0.179768912955417) translate (12.945cm 15.6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12" draw:layer="layout" svg:width="4.6cm" svg:height="3.507cm" draw:transform="rotate (1.44251462677331) translate (19.533cm 18.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13" draw:layer="layout" svg:width="24cm" svg:height="2.9cm" svg:x="3.5cm" svg:y="17cm">
            <text:p/>
            <draw:enhanced-geometry svg:viewBox="0 0 21600 21600" draw:type="rectangle" draw:enhanced-path="M 0 0 L 21600 0 21600 21600 0 21600 0 0 Z N"/>
          </draw:custom-shape>
          <draw:custom-shape draw:style-name="gr32" draw:text-style-name="P14" draw:layer="layout" svg:width="2.8cm" svg:height="2.6cm" svg:x="4.5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7.2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9.9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12.6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15.3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18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20.7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23.4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24.701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2" draw:text-style-name="P14" draw:layer="layout" svg:width="2.8cm" svg:height="2.6cm" svg:x="3.501cm" svg:y="17.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3" draw:text-style-name="P15" draw:layer="layout" svg:width="24cm" svg:height="1.9cm" svg:x="3.5cm" svg:y="18cm">
            <text:p/>
            <draw:enhanced-geometry svg:viewBox="0 0 21600 21600" draw:type="rectangle" draw:enhanced-path="M 0 0 L 21600 0 21600 21600 0 21600 0 0 Z N"/>
          </draw:custom-shape>
          <draw:g>
            <draw:custom-shape draw:style-name="gr34" draw:text-style-name="P16" draw:layer="layout" svg:width="0.31cm" svg:height="1.081cm" svg:x="6.322cm" svg:y="15.8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6" draw:layer="layout" svg:width="0.31cm" svg:height="1.03cm" draw:transform="skewX (0.00104719755119659) rotate (0.207345115136926) translate (6.374cm 13.189cm)">
              <text:p/>
              <draw:enhanced-geometry svg:viewBox="0 0 21600 21600" draw:glue-points="?f6 10800 10800 21600 ?f5 10800 10800 0" draw:text-areas="?f3 ?f3 ?f4 ?f4" draw:type="trapezoid" draw:modifiers="9164.7254575707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6" draw:text-style-name="P17" draw:layer="layout" svg:width="2.109cm" svg:height="2.77cm" draw:transform="skewX (-0.0122173047639603) rotate (-0.0118682389135618) translate (6.016cm 13.9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8" draw:layer="layout" svg:width="0.823cm" svg:height="0.927cm" svg:x="6.168cm" svg:y="15.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6" draw:layer="layout" svg:width="0.31cm" svg:height="1.081cm" svg:x="7.3cm" svg:y="15.8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6" draw:layer="layout" svg:width="0.309cm" svg:height="1.316cm" draw:transform="skewX (-0.000698131700797762) rotate (-0.862018117559999) translate (8.815cm 14.4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8" draw:layer="layout" svg:width="1.133cm" svg:height="1.03cm" svg:x="6.941cm" svg:y="14.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8" draw:layer="layout" svg:width="0.825cm" svg:height="0.927cm" svg:x="6.322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 draw:layer="layout" svg:width="0.298cm" svg:height="0.492cm" draw:transform="rotate (0.723089909101251) translate (7.085cm 14.703cm)">
              <text:p/>
              <draw:enhanced-geometry svg:viewBox="0 0 21600 21600" draw:mirror-horizontal="true" draw:glue-points="21600 0 0 10800 21600 21600 ?f0 10800" draw:text-areas="?f1 ?f10 21600 ?f11" draw:type="moon" draw:modifiers="15258.031088082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2" draw:text-style-name="P1" draw:layer="layout" svg:width="0.298cm" svg:height="0.495cm" draw:transform="skewX (0.00401425727958696) rotate (0.523773308523498) translate (6.505cm 14.656cm)">
              <text:p/>
              <draw:enhanced-geometry svg:viewBox="0 0 21600 21600" draw:mirror-horizontal="false" draw:glue-points="21600 0 0 10800 21600 21600 ?f0 10800" draw:text-areas="?f1 ?f10 21600 ?f11" draw:type="moon" draw:modifiers="14474.6113989637"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3" draw:text-style-name="P6" draw:layer="layout" svg:width="0.405cm" svg:height="1.519cm" draw:transform="rotate (1.5709708597201) translate (6.289cm 15.013cm)">
              <text:p/>
              <draw:enhanced-geometry svg:viewBox="0 0 21600 21600" draw:mirror-horizontal="true" draw:glue-points="21600 0 0 10800 21600 21600 ?f0 10800" draw:text-areas="?f1 ?f10 21600 ?f11" draw:type="moon" draw:modifiers="10443.654822335"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4" draw:text-style-name="P16" draw:layer="layout" svg:width="0.669cm" svg:height="0.722cm" svg:x="6.168cm" svg:y="1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6" draw:layer="layout" svg:width="0.67cm" svg:height="0.721cm" svg:x="7.404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6" draw:layer="layout" svg:width="0.308cm" svg:height="1.029cm" draw:transform="skewX (0.00104719755119664) rotate (-0.287979326579064) translate (7.572cm 13.122cm)">
              <text:p/>
              <draw:enhanced-geometry svg:viewBox="0 0 21600 21600" draw:glue-points="?f6 10800 10800 21600 ?f5 10800 10800 0" draw:text-areas="?f3 ?f3 ?f4 ?f4" draw:type="trapezoid" draw:modifiers="9164.7254575707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7" draw:text-style-name="P19" draw:layer="layout" svg:width="0.516cm" svg:height="0.515cm" svg:x="6.219cm" svg:y="12.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9" draw:layer="layout" svg:width="0.465cm" svg:height="0.462cm" svg:x="7.506cm" svg:y="12.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6" draw:layer="layout" svg:width="0.154cm" svg:height="0.282cm" draw:transform="rotate (-1.5707963267949) translate (6.604cm 12.91cm)">
              <text:p/>
              <draw:enhanced-geometry svg:viewBox="0 0 21600 21600" draw:mirror-horizontal="true" draw:glue-points="21600 0 0 10800 21600 21600 ?f0 10800" draw:text-areas="?f1 ?f10 21600 ?f11" draw:type="moon" draw:modifiers="6960.7973421926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49" draw:text-style-name="P6" draw:layer="layout" svg:width="0.154cm" svg:height="0.282cm" draw:transform="rotate (-1.5707963267949) translate (7.919cm 12.858cm)">
              <text:p/>
              <draw:enhanced-geometry svg:viewBox="0 0 21600 21600" draw:mirror-horizontal="true" draw:glue-points="21600 0 0 10800 21600 21600 ?f0 10800" draw:text-areas="?f1 ?f10 21600 ?f11" draw:type="moon" draw:modifiers="6960.7973421926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0" draw:text-style-name="P16" draw:layer="layout" svg:width="0.258cm" svg:height="0.545cm" draw:transform="skewX (0.00191986217719376) rotate (-1.63938776639827) translate (6.878cm 16.8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16" draw:layer="layout" svg:width="0.257cm" svg:height="0.545cm" draw:transform="skewX (-0.0036651914291881) rotate (-1.61058983374037) translate (7.808cm 1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6" draw:layer="layout" svg:width="0.308cm" svg:height="1.317cm" draw:transform="skewX (-0.00226892802759272) rotate (-2.01515715435265) translate (6.374cm 15.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3" draw:text-style-name="P20" draw:layer="measurelines" svg:width="0.188cm" svg:height="0.338cm" draw:transform="skewX (-0.0059341194567807) rotate (0.104894288044859) translate (22.603cm 13.819cm)">
              <text:p/>
              <draw:enhanced-geometry svg:viewBox="0 0 21600 21600" draw:mirror-horizontal="false" draw:glue-points="21600 0 0 10800 21600 21600 ?f0 10800" draw:text-areas="?f1 ?f10 21600 ?f11" draw:type="moon" draw:modifiers="7458.68263473054"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3" draw:text-style-name="P20" draw:layer="measurelines" svg:width="0.188cm" svg:height="0.337cm" draw:transform="skewX (0.00296705972839023) rotate (0.683645468006179) translate (22.472cm 13.937cm)">
              <text:p/>
              <draw:enhanced-geometry svg:viewBox="0 0 21600 21600" draw:mirror-horizontal="false" draw:glue-points="21600 0 0 10800 21600 21600 ?f0 10800" draw:text-areas="?f1 ?f10 21600 ?f11" draw:type="moon" draw:modifiers="7458.68263473054"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4" draw:text-style-name="P21" draw:layer="measurelines" svg:width="2.7cm" svg:height="2.4cm" svg:x="22cm" svg:y="13.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measurelines" svg:width="1.012cm" svg:height="0.712cm" svg:x="22.825cm" svg:y="1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2" draw:layer="measurelines" svg:width="0.263cm" svg:height="0.721cm" draw:transform="rotate (-1.5707963267949) translate (23.676cm 14.192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7" draw:text-style-name="P23" draw:layer="measurelines" svg:width="0.171cm" svg:height="1.084cm" draw:transform="skewX (-0.00366519142918811) rotate (-0.124267442741997) translate (22.322cm 14.333cm)">
              <text:p/>
              <draw:enhanced-geometry svg:viewBox="0 0 21600 21600" draw:mirror-horizontal="false" draw:glue-points="21600 0 0 10800 21600 21600 ?f0 10800" draw:text-areas="?f1 ?f10 21600 ?f11" draw:type="moon" draw:modifiers="14903.05676855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58" draw:text-style-name="P24" draw:layer="measurelines" svg:width="1.462cm" svg:height="0.787cm" svg:x="22.6cm" svg:y="15.0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5" draw:layer="measurelines" svg:width="0.495cm" svg:height="1.041cm" draw:transform="rotate (1.53623880760541) translate (22.769cm 15.694cm)">
              <text:p/>
              <draw:enhanced-geometry svg:viewBox="0 0 21600 21600" draw:mirror-horizontal="true" draw:glue-points="21600 0 0 10800 21600 21600 ?f0 10800" draw:text-areas="?f1 ?f10 21600 ?f11" draw:type="moon" draw:modifiers="189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path draw:style-name="gr60" draw:text-style-name="P26" draw:layer="measurelines" svg:width="0.245cm" svg:height="0.187cm" svg:x="23.078cm" svg:y="15.562cm" svg:viewBox="0 0 246 188" svg:d="M0 115c6-36 16-76 59-98 34-17 80-24 117-9 36 15 65 45 69 79 6 38-30 65-55 92l-18 9z">
              <text:p/>
            </draw:path>
            <draw:path draw:style-name="gr60" draw:text-style-name="P26" draw:layer="measurelines" svg:width="0.364cm" svg:height="0.284cm" draw:transform="skewX (0.0668461103513829) rotate (0.433539786195391) translate (23.1869341100005cm 15.565723911393cm)" svg:viewBox="0 0 365 285" svg:d="M0 175c9-55 24-116 87-149 51-26 119-36 174-14 54 22 96 68 103 119 7 59-45 100-82 141l-27 13z">
              <text:p/>
            </draw:path>
            <draw:custom-shape draw:style-name="gr15" draw:text-style-name="P1" draw:layer="measurelines" svg:width="0.118cm" svg:height="0.225cm" draw:transform="rotate (3.08102972854559) translate (23.093cm 15.50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61" draw:text-style-name="P1" draw:layer="measurelines" svg:width="0.112cm" svg:height="0.251cm" draw:transform="rotate (2.9229028983149) translate (23.622cm 15.505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62" draw:text-style-name="P27" draw:layer="measurelines" svg:width="0.113cm" svg:height="1.088cm" svg:x="22.787cm" svg:y="15.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27" draw:layer="measurelines" svg:width="0.112cm" svg:height="1.088cm" svg:x="23.65cm" svg:y="15.9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measurelines" svg:width="0.3cm" svg:height="0.113cm" svg:x="22.787cm" svg:y="16.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7" draw:layer="measurelines" svg:width="0.3cm" svg:height="0.113cm" svg:x="23.65cm" svg:y="16.8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9" draw:style-name="dp1" draw:master-page-name="Default">
        <draw:g>
          <draw:custom-shape draw:style-name="gr64" draw:text-style-name="P16" draw:layer="layout" svg:width="0.6cm" svg:height="2.1cm" svg:x="10.469cm" svg:y="12.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6" draw:layer="layout" svg:width="0.6cm" svg:height="2cm" draw:transform="rotate (0.207345115136926) translate (10.569cm 7.105cm)">
            <text:p/>
            <draw:enhanced-geometry svg:viewBox="0 0 21600 21600" draw:glue-points="?f6 10800 10800 21600 ?f5 10800 10800 0" draw:text-areas="?f3 ?f3 ?f4 ?f4" draw:type="trapezoid" draw:modifiers="9164.7254575707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6" draw:text-style-name="P17" draw:layer="layout" svg:width="4.095cm" svg:height="5.377cm" draw:transform="skewX (-0.0118682389135614) rotate (-0.0118682389135618) translate (9.874cm 8.5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8" draw:layer="layout" svg:width="1.6cm" svg:height="1.8cm" svg:x="10.169cm" svg:y="11.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6" draw:layer="layout" svg:width="0.6cm" svg:height="2.1cm" svg:x="12.369cm" svg:y="12.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6" draw:layer="layout" svg:width="0.6cm" svg:height="2.555cm" draw:transform="rotate (-0.862018117559999) translate (15.309cm 9.6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18" draw:layer="layout" svg:width="2.2cm" svg:height="2cm" svg:x="11.669cm" svg:y="10.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8" draw:layer="layout" svg:width="1.6cm" svg:height="1.8cm" svg:x="10.469cm" svg:y="8.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1" draw:layer="layout" svg:width="0.577cm" svg:height="0.958cm" draw:transform="rotate (0.723089909101251) translate (11.958cm 10.043cm)">
            <text:p/>
            <draw:enhanced-geometry svg:viewBox="0 0 21600 21600" draw:mirror-horizontal="true" draw:glue-points="21600 0 0 10800 21600 21600 ?f0 10800" draw:text-areas="?f1 ?f10 21600 ?f11" draw:type="moon" draw:modifiers="15258.031088082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1" draw:text-style-name="P1" draw:layer="layout" svg:width="0.578cm" svg:height="0.958cm" draw:transform="rotate (0.523773308523498) translate (10.822cm 9.954cm)">
            <text:p/>
            <draw:enhanced-geometry svg:viewBox="0 0 21600 21600" draw:mirror-horizontal="false" draw:glue-points="21600 0 0 10800 21600 21600 ?f0 10800" draw:text-areas="?f1 ?f10 21600 ?f11" draw:type="moon" draw:modifiers="14474.6113989637"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2" draw:text-style-name="P6" draw:layer="layout" svg:width="0.787cm" svg:height="2.95cm" draw:transform="rotate (1.5709708597201) translate (10.426cm 10.649cm)">
            <text:p/>
            <draw:enhanced-geometry svg:viewBox="0 0 21600 21600" draw:mirror-horizontal="true" draw:glue-points="21600 0 0 10800 21600 21600 ?f0 10800" draw:text-areas="?f1 ?f10 21600 ?f11" draw:type="moon" draw:modifiers="10443.654822335"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3" draw:text-style-name="P16" draw:layer="layout" svg:width="1.3cm" svg:height="1.4cm" svg:x="10.169cm" svg:y="6.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16" draw:layer="layout" svg:width="1.3cm" svg:height="1.4cm" svg:x="12.569cm" svg:y="5.9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6" draw:layer="layout" svg:width="0.6cm" svg:height="2cm" draw:transform="rotate (-0.287979326579064) translate (12.894cm 6.974cm)">
            <text:p/>
            <draw:enhanced-geometry svg:viewBox="0 0 21600 21600" draw:glue-points="?f6 10800 10800 21600 ?f5 10800 10800 0" draw:text-areas="?f3 ?f3 ?f4 ?f4" draw:type="trapezoid" draw:modifiers="9164.72545757072"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4" draw:text-style-name="P19" draw:layer="layout" svg:width="1cm" svg:height="1cm" svg:x="10.269cm" svg:y="6.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5" draw:text-style-name="P19" draw:layer="layout" svg:width="0.9cm" svg:height="0.9cm" svg:x="12.769cm" svg:y="6.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6" draw:layer="layout" svg:width="0.3cm" svg:height="0.548cm" draw:transform="rotate (-1.5707963267949) translate (11.017cm 6.562cm)">
            <text:p/>
            <draw:enhanced-geometry svg:viewBox="0 0 21600 21600" draw:mirror-horizontal="true" draw:glue-points="21600 0 0 10800 21600 21600 ?f0 10800" draw:text-areas="?f1 ?f10 21600 ?f11" draw:type="moon" draw:modifiers="6960.7973421926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6" draw:text-style-name="P6" draw:layer="layout" svg:width="0.3cm" svg:height="0.548cm" draw:transform="rotate (-1.5707963267949) translate (13.569cm 6.462cm)">
            <text:p/>
            <draw:enhanced-geometry svg:viewBox="0 0 21600 21600" draw:mirror-horizontal="true" draw:glue-points="21600 0 0 10800 21600 21600 ?f0 10800" draw:text-areas="?f1 ?f10 21600 ?f11" draw:type="moon" draw:modifiers="6960.7973421926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7" draw:text-style-name="P16" draw:layer="layout" svg:width="0.499cm" svg:height="1.059cm" draw:transform="rotate (-1.63938776639827) translate (11.548cm 14.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16" draw:layer="layout" svg:width="0.499cm" svg:height="1.059cm" draw:transform="rotate (-1.61058983374037) translate (13.353cm 14.1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16" draw:layer="layout" svg:width="0.6cm" svg:height="2.555cm" draw:transform="rotate (-2.01515715435265) translate (10.569cm 11.3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10" draw:style-name="dp1" draw:master-page-name="Default">
        <draw:frame draw:style-name="gr6" draw:text-style-name="P4" draw:layer="layout" svg:width="18.599cm" svg:height="5.699cm" svg:x="5.8cm" svg:y="2.1cm">
          <draw:image xlink:href="Pictures/10000201000002F40000023F379329443453E277.png" xlink:type="simple" xlink:show="embed" xlink:actuate="onLoad">
            <text:p/>
          </draw:image>
        </draw:frame>
      </draw:page>
      <draw:page draw:name="page11" draw:style-name="dp1" draw:master-page-name="Default">
        <draw:custom-shape draw:style-name="gr1" draw:text-style-name="P1" draw:layer="layout" svg:width="25.65cm" svg:height="20.3cm" svg:x="3.61cm" svg:y="-5.9cm">
          <text:p/>
          <draw:enhanced-geometry svg:viewBox="0 0 21600 21600" draw:type="rectangle" draw:enhanced-path="M 0 0 L 21600 0 21600 21600 0 21600 0 0 Z N"/>
        </draw:custom-shape>
        <draw:frame draw:style-name="gr7" draw:text-style-name="P2" draw:layer="layout" svg:width="25.555cm" svg:height="6.191cm" svg:x="3.813cm" svg:y="7.884cm">
          <draw:image xlink:href="Pictures/10000201000003200000025ADDAA296B6065B28B.png" xlink:type="simple" xlink:show="embed" xlink:actuate="onLoad">
            <text:p/>
          </draw:image>
        </draw:frame>
        <draw:custom-shape draw:style-name="gr3" draw:text-style-name="P3" draw:layer="layout" svg:width="25.65cm" svg:height="20.3cm" svg:x="3.599cm" svg:y="-5.9cm">
          <text:p/>
          <draw:enhanced-geometry svg:viewBox="0 0 21600 21600" draw:type="rectangle" draw:enhanced-path="M 0 0 L 21600 0 21600 21600 0 21600 0 0 Z N"/>
        </draw:custom-shape>
        <draw:frame draw:style-name="gr4" draw:text-style-name="P4" draw:layer="layout" svg:width="13.973cm" svg:height="6.435cm" draw:transform="skewX (-0.0167551608191456) translate (2.8cm 7.965cm)">
          <draw:image xlink:href="Pictures/1000020100000200000002006894D76F9ADC4644.png" xlink:type="simple" xlink:show="embed" xlink:actuate="onLoad">
            <text:p/>
          </draw:image>
        </draw:frame>
        <draw:frame draw:style-name="gr4" draw:text-style-name="P4" draw:layer="layout" svg:width="13.972cm" svg:height="6.435cm" draw:transform="skewX (-0.0167551608191456) translate (15.72cm 7.965cm)">
          <draw:image xlink:href="Pictures/1000020100000200000002006894D76F9ADC4644.png" xlink:type="simple" xlink:show="embed" xlink:actuate="onLoad">
            <text:p/>
          </draw:image>
        </draw:frame>
        <draw:custom-shape draw:style-name="gr5" draw:text-style-name="P5" draw:layer="layout" svg:width="25.69cm" svg:height="20.3cm" svg:x="3.57cm" svg:y="-5.9cm">
          <text:p/>
          <draw:enhanced-geometry svg:viewBox="0 0 21600 21600" draw:type="rectangle" draw:enhanced-path="M 0 0 L 21600 0 21600 21600 0 21600 0 0 Z N"/>
        </draw:custom-shape>
      </draw:page>
      <draw:page draw:name="page12" draw:style-name="dp1" draw:master-page-name="Default">
        <draw:g>
          <draw:custom-shape draw:style-name="gr79" draw:text-style-name="P20" draw:layer="measurelines" svg:width="0.5cm" svg:height="0.9cm" draw:transform="rotate (0.104894288044859) translate (11.409cm 8.705cm)">
            <text:p/>
            <draw:enhanced-geometry svg:viewBox="0 0 21600 21600" draw:mirror-horizontal="false" draw:glue-points="21600 0 0 10800 21600 21600 ?f0 10800" draw:text-areas="?f1 ?f10 21600 ?f11" draw:type="moon" draw:modifiers="7458.68263473054"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79" draw:text-style-name="P20" draw:layer="measurelines" svg:width="0.5cm" svg:height="0.9cm" draw:transform="rotate (0.683645468006179) translate (11.058cm 9.018cm)">
            <text:p/>
            <draw:enhanced-geometry svg:viewBox="0 0 21600 21600" draw:mirror-horizontal="false" draw:glue-points="21600 0 0 10800 21600 21600 ?f0 10800" draw:text-areas="?f1 ?f10 21600 ?f11" draw:type="moon" draw:modifiers="7458.68263473054"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80" draw:text-style-name="P21" draw:layer="layout" svg:width="7.2cm" svg:height="6.4cm" svg:x="9.8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 draw:layer="layout" svg:width="2.7cm" svg:height="1.9cm" svg:x="12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2" draw:layer="layout" svg:width="0.7cm" svg:height="1.923cm" draw:transform="rotate (-1.5707963267949) translate (14.289cm 9.7cm)">
            <text:p/>
            <draw:enhanced-geometry svg:viewBox="0 0 21600 21600" draw:mirror-horizontal="true" draw:glue-points="21600 0 0 10800 21600 21600 ?f0 10800" draw:text-areas="?f1 ?f10 21600 ?f11" draw:type="moon" draw:modifiers="108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83" draw:text-style-name="P23" draw:layer="layout" svg:width="0.457cm" svg:height="2.89cm" draw:transform="rotate (-0.124267442741997) translate (10.659cm 10.076cm)">
            <text:p/>
            <draw:enhanced-geometry svg:viewBox="0 0 21600 21600" draw:mirror-horizontal="false" draw:glue-points="21600 0 0 10800 21600 21600 ?f0 10800" draw:text-areas="?f1 ?f10 21600 ?f11" draw:type="moon" draw:modifiers="14903.056768559"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custom-shape draw:style-name="gr84" draw:text-style-name="P24" draw:layer="layout" svg:width="3.9cm" svg:height="2.1cm" svg:x="11.4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5" draw:layer="layout" svg:width="1.321cm" svg:height="2.778cm" draw:transform="rotate (1.53623880760541) translate (11.878cm 13.704cm)">
            <text:p/>
            <draw:enhanced-geometry svg:viewBox="0 0 21600 21600" draw:mirror-horizontal="true" draw:glue-points="21600 0 0 10800 21600 21600 ?f0 10800" draw:text-areas="?f1 ?f10 21600 ?f11" draw:type="moon" draw:modifiers="18900" draw:enhanced-path="M 21600 0 C ?f3 ?f4 ?f0 5080 ?f0 10800 ?f0 16520 ?f3 ?f5 21600 21600 9740 21600 0 16730 0 10800 0 4870 9740 0 21600 0 Z N">
              <draw:equation draw:name="f0" draw:formula="$0 "/>
              <draw:equation draw:name="f1" draw:formula="21600-$0 "/>
              <draw:equation draw:name="f2" draw:formula="?f1 /2"/>
              <draw:equation draw:name="f3" draw:formula="?f2 +$0 "/>
              <draw:equation draw:name="f4" draw:formula="$0 *1794/10000"/>
              <draw:equation draw:name="f5" draw:formula="21600-?f4 "/>
              <draw:equation draw:name="f6" draw:formula="21600*21600"/>
              <draw:equation draw:name="f7" draw:formula="7500*7500"/>
              <draw:equation draw:name="f8" draw:formula="21600-$0"/>
              <draw:equation draw:name="f9" draw:formula="sqrt(?f7*(1-(?f8*?f8/?f6)))"/>
              <draw:equation draw:name="f10" draw:formula="10800-?f9"/>
              <draw:equation draw:name="f11" draw:formula="10800+?f9"/>
              <draw:handle draw:handle-position="$0 10800" draw:handle-range-x-minimum="0" draw:handle-range-x-maximum="18900"/>
            </draw:enhanced-geometry>
          </draw:custom-shape>
          <draw:path draw:style-name="gr60" draw:text-style-name="P26" draw:layer="layout" svg:width="0.655cm" svg:height="0.499cm" svg:x="12.674cm" svg:y="13.353cm" svg:viewBox="0 0 656 500" svg:d="M0 307c16-96 43-204 157-261 90-46 213-64 312-24 98 39 173 118 186 209 13 102-81 174-147 247l-49 22z">
            <text:p/>
          </draw:path>
          <draw:path draw:style-name="gr60" draw:text-style-name="P26" draw:layer="layout" svg:width="0.971cm" svg:height="0.76cm" draw:transform="skewX (0.0682423737529782) rotate (0.434936049596987) translate (12.9654168537767cm 13.3626053879586cm)" svg:viewBox="0 0 972 761" svg:d="M0 467c24-147 64-310 233-397 134-70 316-97 463-37 144 59 256 180 274 318 20 156-120 265-218 375l-73 35z">
            <text:p/>
          </draw:path>
          <draw:custom-shape draw:style-name="gr15" draw:text-style-name="P1" draw:layer="measurelines" svg:width="0.315cm" svg:height="0.602cm" draw:transform="rotate (3.08102972854559) translate (12.714cm 13.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6" draw:text-style-name="P1" draw:layer="measurelines" svg:width="0.3cm" svg:height="0.669cm" draw:transform="rotate (2.9229028983149) translate (14.155cm 13.2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87" draw:text-style-name="P27" draw:layer="measurelines" svg:width="0.3cm" svg:height="2.9cm" svg:x="11.9cm" svg:y="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27" draw:layer="measurelines" svg:width="0.3cm" svg:height="2.9cm" svg:x="14.2cm" svg:y="1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7" draw:layer="measurelines" svg:width="0.8cm" svg:height="0.3cm" svg:x="11.9cm" svg:y="1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27" draw:layer="measurelines" svg:width="0.8cm" svg:height="0.3cm" svg:x="14.2cm" svg:y="1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89" draw:text-style-name="P3" draw:layer="layout" svg:width="3.595cm" svg:height="3.595cm" svg:x="3.8cm" svg:y="2.905cm">
          <draw:image xlink:href="Pictures/100002010000008800000088C6E73F296FD83DC2.png" xlink:type="simple" xlink:show="embed" xlink:actuate="onLoad">
            <text:p/>
          </draw:image>
        </draw:frame>
        <draw:line draw:style-name="gr90" draw:text-style-name="P4" draw:layer="layout" svg:x1="4.495cm" svg:y1="3.605cm" svg:x2="6.495cm" svg:y2="6.20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Unslanted" svg:font-family="'Latin Modern Roman Unslant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76%" draw:end="0%" draw:angle="0" draw:border="0%"/>
    <draw:marker draw:name="Arrow" svg:viewBox="0 0 20 30" svg:d="M10 0l-10 30h20z"/>
    <draw:marker draw:name="Square" svg:viewBox="0 0 10 10" svg:d="M0 0h10v10h-1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name="Transparency_20_1"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opacity="50%" draw:fill-image-width="0cm" draw:fill-image-height="0cm"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5T16:17:59.569448020</meta:creation-date>
    <dc:date>2017-11-01T06:15:26.193236074</dc:date>
    <meta:editing-duration>P1DT12H23M25S</meta:editing-duration>
    <meta:editing-cycles>10</meta:editing-cycles>
    <meta:generator>LibreOffice/5.1.6.2$Linux_X86_64 LibreOffice_project/10m0$Build-2</meta:generator>
    <meta:document-statistic meta:object-count="163"/>
  </office:meta>
</office:document-meta>
</file>